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>
      <style:paragraph-properties fo:text-align="start"/>
      <style:text-properties style:text-line-through-style="none" style:text-line-through-type="none" style:font-name="Arial1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/>
    </style:style>
    <style:style style:name="P5" style:family="paragraph"/>
    <style:style style:name="P6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3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umber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day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ionalit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y_n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nk_n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as_no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lid_until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b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ued_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gned_by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m_no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bility_b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" svg:width="4.83cm" svg:height="0.6cm" svg:x="4.5cm" svg:y="0.7cm" draw:control="control1"/>
      <draw:control text:anchor-type="page" text:anchor-page-number="1" draw:z-index="1" draw:style-name="gr1" draw:text-style-name="P3" svg:width="7cm" svg:height="0.6cm" svg:x="2.2cm" svg:y="1.3cm" draw:control="control2"/>
      <draw:control text:anchor-type="page" text:anchor-page-number="1" draw:z-index="2" draw:style-name="gr1" draw:text-style-name="P3" svg:width="6.499cm" svg:height="0.6cm" svg:x="3cm" svg:y="1.9cm" draw:control="control3"/>
      <draw:control text:anchor-type="page" text:anchor-page-number="1" draw:z-index="3" draw:style-name="gr1" draw:text-style-name="P3" svg:width="6.3cm" svg:height="0.6cm" svg:x="3.099cm" svg:y="2.499cm" draw:control="control4"/>
      <draw:control text:anchor-type="page" text:anchor-page-number="1" draw:z-index="4" draw:style-name="gr1" draw:text-style-name="P4" svg:width="5.299cm" svg:height="0.6cm" svg:x="4.2cm" svg:y="3.099cm" draw:control="control5"/>
      <draw:control text:anchor-type="page" text:anchor-page-number="1" draw:z-index="5" draw:style-name="gr2" draw:text-style-name="P5" svg:width="4.499cm" svg:height="0.401cm" svg:x="1cm" svg:y="6.5cm"/>
      <draw:control text:anchor-type="page" text:anchor-page-number="1" draw:z-index="6" draw:style-name="gr3" draw:text-style-name="P3" svg:width="4.499cm" svg:height="0.401cm" svg:x="1cm" svg:y="7.25cm" draw:control="control6"/>
      <draw:control text:anchor-type="page" text:anchor-page-number="1" draw:z-index="7" draw:style-name="gr1" draw:text-style-name="P3" svg:width="4.5cm" svg:height="0.401cm" svg:x="1cm" svg:y="7.601cm" draw:control="control7"/>
      <draw:control text:anchor-type="page" text:anchor-page-number="1" draw:z-index="8" draw:style-name="gr1" draw:text-style-name="P3" svg:width="4.5cm" svg:height="0.401cm" svg:x="1cm" svg:y="7.999cm" draw:control="control8"/>
      <draw:control text:anchor-type="page" text:anchor-page-number="1" draw:z-index="9" draw:style-name="gr1" draw:text-style-name="P6" svg:width="7.688cm" svg:height="0.802cm" svg:x="1.799cm" svg:y="8.65cm" draw:control="control9"/>
      <draw:control text:anchor-type="page" text:anchor-page-number="1" draw:z-index="10" draw:style-name="gr1" draw:text-style-name="P7" svg:width="5.688cm" svg:height="0.551cm" svg:x="3.799cm" svg:y="9.4cm" draw:control="control10"/>
      <draw:control text:anchor-type="page" text:anchor-page-number="1" draw:z-index="11" draw:style-name="gr1" draw:text-style-name="P7" svg:width="5.587cm" svg:height="0.6cm" svg:x="4.001cm" svg:y="9.999cm" draw:control="control11"/>
      <draw:control text:anchor-type="page" text:anchor-page-number="1" draw:z-index="12" draw:style-name="gr1" draw:text-style-name="P8" svg:width="5.501cm" svg:height="0.6cm" svg:x="3.9cm" svg:y="13.4cm" draw:control="control12"/>
      <draw:control text:anchor-type="page" text:anchor-page-number="1" draw:z-index="13" draw:style-name="gr1" draw:text-style-name="P9" svg:width="4.5cm" svg:height="0.401cm" svg:x="1cm" svg:y="8.4cm" draw:control="control13"/>
      <draw:control text:anchor-type="page" text:anchor-page-number="1" draw:z-index="14" draw:style-name="gr1" draw:text-style-name="P8" svg:width="5.501cm" svg:height="0.6cm" svg:x="3.9cm" svg:y="11.4cm" draw:control="control14"/>
      <draw:control text:anchor-type="page" text:anchor-page-number="1" draw:z-index="15" draw:style-name="gr1" draw:text-style-name="P10" svg:width="8.785cm" svg:height="0.6cm" svg:x="1.05cm" svg:y="5.35cm" draw:control="control15"/>
      <draw:control text:anchor-type="page" text:anchor-page-number="1" draw:z-index="16" draw:style-name="gr1" draw:text-style-name="P10" svg:width="9.155cm" svg:height="0.6cm" svg:x="1.05cm" svg:y="5.8cm" draw:control="control16"/>
      <text:p text:style-name="P1">Ersatzausfertig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2" svg:font-family="Arial" style:font-adornments="Cursiva" style:font-family-generic="swiss"/>
    <style:font-face style:name="Arial1" svg:font-family="Arial" style:font-adornments="Normal" style:font-family-generic="swiss"/>
    <style:font-face style:name="Arial3" svg:font-family="Arial" style:font-adornments="Standard" style:font-family-generic="swiss"/>
    <style:font-face style:name="Arial4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egreta" style:font-family-generic="swiss" style:font-pitch="variable" fo:font-size="10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19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08T11:43:40</meta:creation-date>
    <dc:date>2015-04-23T14:03:42.311574258</dc:date>
    <meta:editing-duration>PT5H52M55S</meta:editing-duration>
    <meta:editing-cycles>88</meta:editing-cycles>
    <meta:generator>LibreOffice/4.2.7.2$Linux_x86 LibreOffice_project/420m0$Build-2</meta:generator>
    <meta:document-statistic meta:table-count="0" meta:image-count="0" meta:object-count="0" meta:page-count="1" meta:paragraph-count="1" meta:word-count="1" meta:character-count="18" meta:non-whitespace-character-count="18"/>
  </office:meta>
</office:document-meta>
</file>